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5a682" officeooo:paragraph-rsid="0015a682"/>
    </style:style>
    <style:style style:name="P2" style:family="paragraph" style:parent-style-name="Standard">
      <style:paragraph-properties fo:text-align="justify" style:justify-single-word="false"/>
      <style:text-properties officeooo:rsid="001604a7" officeooo:paragraph-rsid="001604a7"/>
    </style:style>
    <style:style style:name="P3" style:family="paragraph" style:parent-style-name="Standard">
      <style:paragraph-properties fo:text-align="justify" style:justify-single-word="false"/>
      <style:text-properties fo:font-weight="bold" officeooo:rsid="0015a682" officeooo:paragraph-rsid="0015a682" style:font-weight-asian="bold" style:font-weight-complex="bold"/>
    </style:style>
    <style:style style:name="P4" style:family="paragraph" style:parent-style-name="Standard">
      <style:paragraph-properties fo:text-align="justify" style:justify-single-word="false"/>
      <style:text-properties fo:font-weight="bold" officeooo:rsid="001604a7" officeooo:paragraph-rsid="001604a7" style:font-weight-asian="bold" style:font-weight-complex="bold"/>
    </style:style>
    <style:style style:name="P5" style:family="paragraph" style:parent-style-name="Standard">
      <style:paragraph-properties fo:text-align="justify" style:justify-single-word="false"/>
      <style:text-properties fo:font-weight="bold" officeooo:rsid="001613d6" officeooo:paragraph-rsid="001613d6" style:font-weight-asian="bold" style:font-weight-complex="bold"/>
    </style:style>
    <style:style style:name="P6" style:family="paragraph" style:parent-style-name="Standard">
      <style:paragraph-properties fo:text-align="justify" style:justify-single-word="false"/>
      <style:text-properties fo:font-weight="normal" officeooo:rsid="001613d6" officeooo:paragraph-rsid="001613d6" style:font-weight-asian="normal" style:font-weight-complex="normal"/>
    </style:style>
    <style:style style:name="P7" style:family="paragraph" style:parent-style-name="Standard">
      <style:paragraph-properties fo:text-align="justify" style:justify-single-word="false"/>
      <style:text-properties fo:font-weight="normal" officeooo:rsid="0017fe9e" officeooo:paragraph-rsid="0017fe9e" style:font-weight-asian="normal" style:font-weight-complex="normal"/>
    </style:style>
    <style:style style:name="P8" style:family="paragraph" style:parent-style-name="Standard">
      <style:paragraph-properties fo:text-align="justify" style:justify-single-word="false"/>
      <style:text-properties fo:font-weight="normal" officeooo:rsid="001996f0" officeooo:paragraph-rsid="001996f0" style:font-weight-asian="normal" style:font-weight-complex="normal"/>
    </style:style>
    <style:style style:name="P9" style:family="paragraph" style:parent-style-name="Standard">
      <style:paragraph-properties fo:text-align="justify" style:justify-single-word="false"/>
      <style:text-properties fo:font-weight="normal" officeooo:rsid="001a1b0e" officeooo:paragraph-rsid="001a1b0e" style:font-weight-asian="normal" style:font-weight-complex="normal"/>
    </style:style>
    <style:style style:name="T1" style:family="text">
      <style:text-properties officeooo:rsid="001613d6"/>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stract</text:p>
      <text:p text:style-name="P1"/>
      <text:p text:style-name="P1">In general, the abstract provides a sufficient introduction to the topic and states the lack in knowledge that this papers covers. However, the aim of the study should be noted more clearly – whether the aim is to evaluate the genetic gain or the economic optimum of the schemes. Here are some specific comments:</text:p>
      <text:p text:style-name="P1"/>
      <text:p text:style-name="P1">line 35: What is “maximum additional benefit”?</text:p>
      <text:p text:style-name="P1"/>
      <text:p text:style-name="P1">Lines 34 – 39: This is not stated in the results or anywhere else in the paper (neither Results or Discussion).</text:p>
      <text:p text:style-name="P1"/>
      <text:p text:style-name="P4">Introduction</text:p>
      <text:p text:style-name="P2">The introduction covers well previous work regarding gain from genomic selection and <text:span text:style-name="T1">reproductive technologies. There is a small confusion in the terminology, since the term benefit is usually used in a economic perspective and here it is not clear whether the term “benefit” is used from genetic (genetic gain) or economic perspective. This should be defined to avoid confusion among readers. Similarly, the aim is well stated but is lacking the information the measure on which you will compare the scenarios – will different strategies be compares in terms of their genetic gain, inbreeding, economic efficiency …</text:span></text:p>
      <text:p text:style-name="P2"/>
      <text:p text:style-name="P5">Methods</text:p>
      <text:p text:style-name="P6"/>
      <text:p text:style-name="P7">Line 11: “<text:span text:style-name="T2">We did not model genomic relationships</text:span>”. It is not clear in what way did you not model the genomic relationship – in genomic prediction, genomic inbreeding … Please disambigue the sentence.</text:p>
      <text:p text:style-name="P7"/>
      <text:p text:style-name="P7">Line 121: “<text:span text:style-name="T2">A 4-trait model was used.”</text:span><text:span text:style-name="T3">. You should list the four traits / explain what they are, since previously you are mentioning two traits plus pseudo phenotype for genotyping.</text:span></text:p>
      <text:p text:style-name="P7"/>
      <text:p text:style-name="P8">Line 137: “<text:span text:style-name="T2">Male and female genotyping strategies were evaluated separately as total gain is a simple sum of the gain achieved in the male and female selection pathways</text:span>.” You are stating this also in the results. Please either remove this part from here or add an appropriate reference (e .g. Rendel and Robertson, 1950).</text:p>
      <text:p text:style-name="P8"/>
      <text:p text:style-name="P9">Line 138: “<text:span text:style-name="T2">The percentage of animals selected for genotyping ranged from zero percent (control) to 100 percent (maximum benefit) in all testing scenarios.</text:span>” <text:span text:style-name="T3">Please add what was the sampling step (by which step you increased the percentage of genotyped animals)</text:span></text:p>
      <text:p text:style-name="P7"/>
      <text:p text:style-name="P7"/>
      <text:p text:style-name="P7">Table 1: mated per year = <text:s/>matings per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4:21:01.463241809</meta:creation-date>
    <dc:date>2018-09-18T15:48:36.673884657</dc:date>
    <meta:editing-duration>PT13M23S</meta:editing-duration>
    <meta:editing-cycles>1</meta:editing-cycles>
    <meta:document-statistic meta:table-count="0" meta:image-count="0" meta:object-count="0" meta:page-count="1" meta:paragraph-count="12" meta:word-count="344" meta:character-count="2113" meta:non-whitespace-character-count="1776"/>
    <meta:generator>LibreOffice/5.1.6.2$Linux_X86_64 LibreOffice_project/10m0$Build-2</meta:generator>
  </office:meta>
</office:document-meta>
</file>